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7F0000017A97C9EDCD.eps"/>
  <manifest:file-entry manifest:media-type="" manifest:full-path="Pictures/200000020000026D00000178CBAF89E0.eps"/>
  <manifest:file-entry manifest:media-type="" manifest:full-path="Pictures/200000020000025A0000014B138E0729.eps"/>
  <manifest:file-entry manifest:media-type="" manifest:full-path="Pictures/2000000200000247000001A693F1CC39.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3"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1"/>
    </style:style>
    <style:style style:name="P2" style:family="paragraph" style:parent-style-name="Standard">
      <style:text-properties style:font-name="Times New Roman1" fo:language="fi" fo:country="FI" style:font-name-asian="Times New Roman1" style:language-asian="fi" style:country-asian="FI" style:font-name-complex="Times New Roman1" style:language-complex="fi" style:country-complex="FI"/>
    </style:style>
    <style:style style:name="P3" style:family="paragraph" style:parent-style-name="Standard">
      <style:paragraph-properties fo:text-align="center" style:justify-single-word="false"/>
      <style:text-properties style:font-name="Times New Roman1" fo:language="fi" fo:country="FI" style:font-name-asian="Times New Roman1" style:language-asian="fi" style:country-asian="FI" style:font-name-complex="Times New Roman1" style:language-complex="fi" style:country-complex="FI"/>
    </style:style>
    <style:style style:name="P4" style:family="paragraph" style:parent-style-name="Standard">
      <style:paragraph-properties fo:text-align="center" style:justify-single-word="false"/>
      <style:text-properties style:font-name="Times New Roman1" fo:font-size="22pt" fo:language="fi" fo:country="FI" style:font-name-asian="Times New Roman1" style:font-size-asian="22pt" style:language-asian="fi" style:country-asian="FI" style:font-name-complex="Times New Roman1" style:font-size-complex="22pt" style:language-complex="fi" style:country-complex="FI"/>
    </style:style>
    <style:style style:name="P5" style:family="paragraph" style:parent-style-name="Standard">
      <style:paragraph-properties fo:text-align="center" style:justify-single-word="false"/>
      <style:text-properties style:font-name="Times New Roman1" fo:font-size="14pt" fo:language="fi" fo:country="FI" style:font-name-asian="Times New Roman1" style:font-size-asian="14pt" style:language-asian="fi" style:country-asian="FI" style:font-name-complex="Times New Roman1" style:font-size-complex="14pt" style:language-complex="fi" style:country-complex="FI"/>
    </style:style>
    <style:style style:name="P6" style:family="paragraph" style:parent-style-name="Standard" style:list-style-name="L1">
      <style:text-properties style:font-name="Times New Roman1" fo:language="fi" fo:country="FI" style:font-name-asian="Times New Roman1" style:language-asian="fi" style:country-asian="FI" style:font-name-complex="Times New Roman1" style:language-complex="fi" style:country-complex="FI"/>
    </style:style>
    <style:style style:name="P7" style:family="paragraph" style:parent-style-name="Standard" style:list-style-name="L2">
      <style:text-properties style:font-name="Times New Roman1" fo:language="fi" fo:country="FI" style:font-name-asian="Times New Roman1" style:language-asian="fi" style:country-asian="FI" style:font-name-complex="Times New Roman1" style:language-complex="fi" style:country-complex="FI"/>
    </style:style>
    <style:style style:name="P8" style:family="paragraph" style:parent-style-name="Standard" style:list-style-name="L3">
      <style:text-properties style:font-name="Times New Roman1" fo:language="fi" fo:country="FI" style:font-name-asian="Times New Roman1" style:language-asian="fi" style:country-asian="FI" style:font-name-complex="Times New Roman1" style:language-complex="fi" style:country-complex="FI"/>
    </style:style>
    <style:style style:name="P9" style:family="paragraph" style:parent-style-name="Standard" style:list-style-name="L3">
      <style:text-properties style:font-name="Times New Roman1" fo:language="fi" fo:country="FI" officeooo:paragraph-rsid="001aea7e" style:font-name-asian="Times New Roman1" style:language-asian="fi" style:country-asian="FI" style:font-name-complex="Times New Roman1" style:language-complex="fi" style:country-complex="FI"/>
    </style:style>
    <style:style style:name="P10" style:family="paragraph" style:parent-style-name="Standard" style:list-style-name="L3">
      <style:text-properties style:font-name="Times New Roman1" fo:language="fi" fo:country="FI" officeooo:paragraph-rsid="0026b3fd" style:font-name-asian="Times New Roman1" style:language-asian="fi" style:country-asian="FI" style:font-name-complex="Times New Roman1" style:language-complex="fi" style:country-complex="FI"/>
    </style:style>
    <style:style style:name="P11" style:family="paragraph" style:parent-style-name="Standard" style:list-style-name="L4">
      <style:text-properties style:font-name="Times New Roman1" fo:language="fi" fo:country="FI" style:font-name-asian="Times New Roman1" style:language-asian="fi" style:country-asian="FI" style:font-name-complex="Times New Roman1" style:language-complex="fi" style:country-complex="FI"/>
    </style:style>
    <style:style style:name="P12" style:family="paragraph" style:parent-style-name="Text_20_body">
      <style:text-properties officeooo:paragraph-rsid="001902da"/>
    </style:style>
    <style:style style:name="P13" style:family="paragraph" style:parent-style-name="Text_20_body">
      <style:text-properties officeooo:paragraph-rsid="001b5f6d"/>
    </style:style>
    <style:style style:name="P14" style:family="paragraph" style:parent-style-name="Text_20_body" style:list-style-name="L5">
      <style:text-properties officeooo:paragraph-rsid="001b5f6d"/>
    </style:style>
    <style:style style:name="P15" style:family="paragraph" style:parent-style-name="Text_20_body" style:list-style-name="L5">
      <style:text-properties officeooo:paragraph-rsid="001c23e2"/>
    </style:style>
    <style:style style:name="P16" style:family="paragraph" style:parent-style-name="Text_20_body" style:list-style-name="L5">
      <style:text-properties officeooo:paragraph-rsid="001c54aa"/>
    </style:style>
    <style:style style:name="P17" style:family="paragraph" style:parent-style-name="Text_20_body" style:list-style-name="L5">
      <style:text-properties officeooo:paragraph-rsid="001dbc8c"/>
    </style:style>
    <style:style style:name="P18" style:family="paragraph" style:parent-style-name="Text_20_body" style:list-style-name="L5">
      <style:text-properties officeooo:paragraph-rsid="00212a49"/>
    </style:style>
    <style:style style:name="P19" style:family="paragraph" style:parent-style-name="Text_20_body" style:list-style-name="L5">
      <style:text-properties officeooo:paragraph-rsid="00231033"/>
    </style:style>
    <style:style style:name="P20" style:family="paragraph" style:parent-style-name="Text_20_body" style:list-style-name="L5">
      <style:text-properties officeooo:paragraph-rsid="0024a147"/>
    </style:style>
    <style:style style:name="P21" style:family="paragraph" style:parent-style-name="Text_20_body">
      <style:text-properties officeooo:paragraph-rsid="001dbc8c"/>
    </style:style>
    <style:style style:name="P22" style:family="paragraph" style:parent-style-name="Text_20_body">
      <style:text-properties officeooo:paragraph-rsid="0024a147"/>
    </style:style>
    <style:style style:name="P23" style:family="paragraph" style:parent-style-name="Text_20_body">
      <style:text-properties officeooo:paragraph-rsid="00260841"/>
    </style:style>
    <style:style style:name="P24" style:family="paragraph" style:parent-style-name="Text_20_body" style:list-style-name="L6">
      <style:text-properties officeooo:paragraph-rsid="00260841"/>
    </style:style>
    <style:style style:name="P25" style:family="paragraph" style:parent-style-name="Text_20_body">
      <style:text-properties officeooo:paragraph-rsid="0026b3fd"/>
    </style:style>
    <style:style style:name="P26" style:family="paragraph" style:parent-style-name="Text_20_body">
      <style:text-properties officeooo:paragraph-rsid="0028811e"/>
    </style:style>
    <style:style style:name="P27" style:family="paragraph" style:parent-style-name="Heading_20_1">
      <style:text-properties officeooo:paragraph-rsid="001902da"/>
    </style:style>
    <style:style style:name="P28" style:family="paragraph" style:parent-style-name="Heading_20_1">
      <style:text-properties officeooo:paragraph-rsid="001b5f6d"/>
    </style:style>
    <style:style style:name="P29" style:family="paragraph" style:parent-style-name="Heading_20_1">
      <style:text-properties officeooo:paragraph-rsid="00260841"/>
    </style:style>
    <style:style style:name="P30" style:family="paragraph" style:parent-style-name="Heading_20_1">
      <style:paragraph-properties fo:break-before="page"/>
      <style:text-properties style:font-name="Times New Roman"/>
    </style:style>
    <style:style style:name="P31" style:family="paragraph" style:parent-style-name="Heading_20_1">
      <style:paragraph-properties fo:break-before="page"/>
      <style:text-properties officeooo:paragraph-rsid="0024a147"/>
    </style:style>
    <style:style style:name="P32" style:family="paragraph" style:parent-style-name="Heading_20_2">
      <style:text-properties style:font-name="Times New Roman"/>
    </style:style>
    <style:style style:name="P33" style:family="paragraph" style:parent-style-name="Heading_20_2">
      <style:text-properties style:font-name="Times New Roman1" fo:language="fi" fo:country="FI" style:font-name-asian="Times New Roman1" style:language-asian="fi" style:country-asian="FI" style:font-name-complex="Times New Roman1" style:language-complex="fi" style:country-complex="FI"/>
    </style:style>
    <style:style style:name="P34" style:family="paragraph" style:parent-style-name="Heading_20_2">
      <style:text-properties officeooo:paragraph-rsid="00260841"/>
    </style:style>
    <style:style style:name="P35" style:family="paragraph" style:parent-style-name="Heading_20_2">
      <style:text-properties officeooo:paragraph-rsid="0026b3fd"/>
    </style:style>
    <style:style style:name="P36" style:family="paragraph" style:parent-style-name="Heading_20_2">
      <style:paragraph-properties fo:break-before="page"/>
      <style:text-properties officeooo:paragraph-rsid="00260841"/>
    </style:style>
    <style:style style:name="P37" style:family="paragraph" style:parent-style-name="Heading_20_2">
      <style:paragraph-properties fo:break-before="page"/>
      <style:text-properties officeooo:paragraph-rsid="0028811e"/>
    </style:style>
    <style:style style:name="T1" style:family="text">
      <style:text-properties officeooo:rsid="001902da"/>
    </style:style>
    <style:style style:name="T2" style:family="text">
      <style:text-properties officeooo:rsid="001aea7e"/>
    </style:style>
    <style:style style:name="T3" style:family="text">
      <style:text-properties officeooo:rsid="001b5f6d"/>
    </style:style>
    <style:style style:name="T4" style:family="text">
      <style:text-properties officeooo:rsid="001c23e2"/>
    </style:style>
    <style:style style:name="T5" style:family="text">
      <style:text-properties officeooo:rsid="001c54aa"/>
    </style:style>
    <style:style style:name="T6" style:family="text">
      <style:text-properties officeooo:rsid="001dbc8c"/>
    </style:style>
    <style:style style:name="T7" style:family="text">
      <style:text-properties officeooo:rsid="00212a49"/>
    </style:style>
    <style:style style:name="T8" style:family="text">
      <style:text-properties officeooo:rsid="00231033"/>
    </style:style>
    <style:style style:name="T9" style:family="text">
      <style:text-properties officeooo:rsid="0024a147"/>
    </style:style>
    <style:style style:name="T10" style:family="text">
      <style:text-properties officeooo:rsid="00260841"/>
    </style:style>
    <style:style style:name="T11" style:family="text">
      <style:text-properties fo:font-weight="bold"/>
    </style:style>
    <style:style style:name="T12" style:family="text">
      <style:text-properties officeooo:rsid="0026b3fd"/>
    </style:style>
    <style:style style:name="T13" style:family="text">
      <style:text-properties officeooo:rsid="002881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Lentomatkustajan tax-free -ostoskassi</text:p>
      <text:p text:style-name="P5"><text:span text:style-name="T1">Toteutus</text:span>dokumentti</text:p>
      <text:p text:style-name="P5"/>
      <text:p text:style-name="P3">Timo Sinnemäki</text:p>
      <text:p text:style-name="P3">Tietokantasovellus, syksy 2010</text:p>
      <text:p text:style-name="P3"><text:span text:style-name="T1">23</text:span>.9.2010</text:p>
      <text:p text:style-name="P3"/>
      <text:h text:style-name="P30" text:outline-level="1"><text:span text:style-name="T1">1.</text:span>1. Johdanto</text:h>
      <text:h text:style-name="P32" text:outline-level="2">1.1.<text:span text:style-name="T1">1.</text:span> Yleiskuvaus</text:h>
      <text:p text:style-name="P1">Harjoitustyössä toteutetaan ohjelma, jonka avulla lentomatkustaja voi tilata varaamalleen paikalle tax-free -tuotteita sekä esittää lentoa koskevia erityistoiveita esimerkiksi lennolla tarjottavista aterioista. Ohjelma tuottaa matkustajalle tilausten pohjalta toimitusasiakirjan ja laskun.</text:p>
      <text:p text:style-name="P2"/>
      <text:p text:style-name="P2">Palvelun tarjoajan käyttöön ohjelmaan kuuluu välineet tuotteiden ryhmittelyyn sekä niiden tarjontatietojen ja esittelymateriaalien ylläpitoon.</text:p>
      <text:p text:style-name="P2"/>
      <text:h text:style-name="Heading_20_2" text:outline-level="2">1.<text:span text:style-name="T1">1.</text:span>2. Toteutusympäristö</text:h>
      <text:list xml:id="list1991888511" text:style-name="L1">
        <text:list-item>
          <text:p text:style-name="P6">Tekstieditori: vim 7.2</text:p>
        </text:list-item>
        <text:list-item>
          <text:p text:style-name="P6">Versionhallinta: git 1.6</text:p>
        </text:list-item>
        <text:list-item>
          <text:p text:style-name="P6">Http-palvelin: apache 2.2</text:p>
        </text:list-item>
        <text:list-item>
          <text:p text:style-name="P6">Ohjelmointikieli: php 5.2</text:p>
        </text:list-item>
        <text:list-item>
          <text:p text:style-name="P6">Tietokantajärjestelmä: postgresql 8.4</text:p>
        </text:list-item>
      </text:list>
      <text:h text:style-name="Heading_20_2" text:outline-level="2">1.<text:span text:style-name="T1">1.</text:span>3. Toimintaympäristö</text:h>
      <text:list xml:id="list2122000776" text:style-name="L2">
        <text:list-item>
          <text:p text:style-name="P7">Http-palvelin: apache 2.2</text:p>
        </text:list-item>
        <text:list-item>
          <text:p text:style-name="P7">Ohjelmointikieli: php 5.2</text:p>
        </text:list-item>
        <text:list-item>
          <text:p text:style-name="P7">Tietokantajärjestelmä: postgresql 8.4</text:p>
          <text:p text:style-name="P7"/>
        </text:list-item>
      </text:list>
      <text:h text:style-name="Heading_20_1" text:outline-level="1"><text:span text:style-name="T1">1.</text:span>2. Toiminnot</text:h>
      <text:h text:style-name="P33" text:outline-level="2"><text:span text:style-name="T1">1.</text:span>2.1. Asiakkaan toiminnot</text:h>
      <text:list xml:id="list108470063" text:style-name="L3">
        <text:list-item>
          <text:p text:style-name="P8">Kirjautuminen</text:p>
        </text:list-item>
        <text:list-item>
          <text:p text:style-name="P8">Lentojen selaus ja valinta</text:p>
        </text:list-item>
        <text:list-item>
          <text:p text:style-name="P8">Tuotetilaukset</text:p>
          <text:list>
            <text:list-item>
              <text:p text:style-name="P10"><text:span text:style-name="T12">Listaaminen</text:span></text:p>
            </text:list-item>
            <text:list-item>
              <text:p text:style-name="P8">Lisääminen</text:p>
            </text:list-item>
            <text:list-item>
              <text:p text:style-name="P8">Muokkaaminen</text:p>
            </text:list-item>
            <text:list-item>
              <text:p text:style-name="P9"><text:span text:style-name="T2">Poistaminen</text:span></text:p>
            </text:list-item>
          </text:list>
        </text:list-item>
      </text:list>
      <text:h text:style-name="Heading_20_2" text:outline-level="2"><text:span text:style-name="T1">1.</text:span>2.2. Palveluntarjoajan toiminnot</text:h>
      <text:list xml:id="list961762778" text:style-name="L4">
        <text:list-item>
          <text:p text:style-name="P11">Kirjautuminen</text:p>
        </text:list-item>
        <text:list-item>
          <text:p text:style-name="P11">Tarjontatiedot</text:p>
          <text:list>
            <text:list-item>
              <text:p text:style-name="P11">Lisääminen</text:p>
            </text:list-item>
            <text:list-item>
              <text:p text:style-name="P11">Muokkaaminen</text:p>
              <text:list>
                <text:list-item>
                  <text:p text:style-name="P11">Hinnan muokkaus</text:p>
                </text:list-item>
                <text:list-item>
                  <text:p text:style-name="P11">Esittelymateriaalin muokkaus</text:p>
                </text:list-item>
              </text:list>
            </text:list-item>
            <text:list-item>
              <text:p text:style-name="P11">Poistaminen</text:p>
            </text:list-item>
          </text:list>
        </text:list-item>
      </text:list>
      <text:h text:style-name="P35" text:outline-level="2"><text:soft-page-break/><text:span text:style-name="T12">1.3. Rajaukset</text:span></text:h>
      <text:p text:style-name="P25"><text:span text:style-name="T12">Tuoteryhmän vaihtoa ei ole. Laskut ja tilausraportit eivät ole erillisiä toimintojaan, vaan ne on sulautettu tilausten listaukseen; listauksessa näkyy paikka, tuote, kappalemäärä ja kokonaishinta.</text:span></text:p>
      <text:h text:style-name="P27" text:outline-level="1"><text:span text:style-name="T1">2. Ohjelmiston yleisrakenne</text:span></text:h>
      <text:p text:style-name="P12"><text:span text:style-name="T1"/></text:p>
      <text:p text:style-name="P12"><draw:frame draw:style-name="fr1" draw:name="graphics1" text:anchor-type="paragraph" svg:width="6.9252in" svg:height="5.0126in" draw:z-index="0"><draw:image xlink:href="Pictures/2000000200000247000001A693F1CC39.eps" xlink:type="simple" xlink:show="embed" xlink:actuate="onLoad"/></draw:frame><text:span text:style-name="T1"/></text:p>
      <text:h text:style-name="P28" text:outline-level="1"><text:span text:style-name="T3">3. Järjestelmän komponentit</text:span></text:h>
      <text:list xml:id="list1559495858" text:style-name="L5">
        <text:list-item>
          <text:p text:style-name="P14"><text:span text:style-name="T3">index.php</text:span></text:p>
          <text:list>
            <text:list-item>
              <text:p text:style-name="P14"><text:span text:style-name="T3">Järjestelmän ulkokerros, josta kutsutaan Controller-luokan kautta järjestelmän varsinaiset toiminnot.</text:span></text:p>
            </text:list-item>
          </text:list>
        </text:list-item>
        <text:list-item>
          <text:p text:style-name="P16"><text:span text:style-name="T5">session.php</text:span></text:p>
          <text:list>
            <text:list-item>
              <text:p text:style-name="P16"><text:span text:style-name="T5">Täällä alustetaan käyttäjän istunto.</text:span></text:p>
            </text:list-item>
          </text:list>
        </text:list-item>
        <text:list-item>
          <text:p text:style-name="P14"><text:span text:style-name="T3">Controller.php</text:span></text:p>
          <text:list>
            <text:list-item>
              <text:p text:style-name="P14"><text:span text:style-name="T3">Controller-luokassa luetaan käyttäjän lähettämät syötteet, kutsutaan niiden pohjalta Model-luokan toimintoja, sekä valitaan mikä näyttö käyttäjälle tulostetaan (LennotView yms.). </text:span><text:soft-page-break/><text:span text:style-name="T3">Controller myös kertoo View-luokille, miten niihin sisällytettävät URL:it muodostetaan.</text:span></text:p>
            </text:list-item>
          </text:list>
        </text:list-item>
        <text:list-item>
          <text:p text:style-name="P14"><text:span text:style-name="T3">Model.php</text:span></text:p>
          <text:list>
            <text:list-item>
              <text:p text:style-name="P14"><text:span text:style-name="T3">Model-luok</text:span><text:span text:style-name="T4">ka tarjoaa tietokannan käsittelytoiminnot sekä sisään- ja uloskirjautumisen yhteydessä suoritettavat istunnon muutokset.</text:span></text:p>
            </text:list-item>
          </text:list>
        </text:list-item>
      </text:list>
      <text:p text:style-name="P13"><text:span text:style-name="T4"/></text:p>
      <text:p text:style-name="P13"><text:span text:style-name="T4"/></text:p>
      <text:list xml:id="list222307006" text:continue-numbering="true" text:style-name="L5">
        <text:list-item>
          <text:p text:style-name="P15"><text:span text:style-name="T4">View.php</text:span></text:p>
          <text:list>
            <text:list-item>
              <text:p text:style-name="P15"><text:span text:style-name="T4">View-luokka tarjoaa käyttäjälle tulostettaville erilaisille näytöille yhteiset ominaisuudet: valikon sekä html-sivun alustuksen ja lopetuksen. </text:span><text:span text:style-name="T7">Valikossa on linkit etusivulle, lentojen listaukseen, tuoteryhmien listaukseen sekä sisään- tai uloskirjautumiseen.</text:span></text:p>
            </text:list-item>
          </text:list>
        </text:list-item>
        <text:list-item>
          <text:p text:style-name="P15"><text:span text:style-name="T4">A</text:span><text:span text:style-name="T7">loitusView.php</text:span></text:p>
          <text:list>
            <text:list-item>
              <text:p text:style-name="P18"><text:span text:style-name="T7">Tuottaa etusivun, joka sisältää pelkän valikon.</text:span></text:p>
            </text:list-item>
          </text:list>
        </text:list-item>
        <text:list-item>
          <text:p text:style-name="P18"><text:span text:style-name="T7">AsiakasKirjautumisView.php</text:span></text:p>
          <text:list>
            <text:list-item>
              <text:p text:style-name="P18"><text:span text:style-name="T7">Tuottaa kirjautumislomakkeen. Huom: nimestä huolimatta myös ylläpitäjän kirjautuminen toteutetaan tämän lomakkeen kautta.</text:span></text:p>
            </text:list-item>
          </text:list>
        </text:list-item>
        <text:list-item>
          <text:p text:style-name="P18"><text:span text:style-name="T7">TuoteryhmaView.php</text:span></text:p>
          <text:list>
            <text:list-item>
              <text:p text:style-name="P18"><text:span text:style-name="T7">Tuottaa listan linkkejä eri tuoteryhmien tuotelistausnäyttöihin, sekä ylläpitäjälle lomakkeen, jolla voi luoda uuden tuoteryhmän.</text:span></text:p>
            </text:list-item>
          </text:list>
        </text:list-item>
        <text:list-item>
          <text:p text:style-name="P18"><text:span text:style-name="T7">TuotteetView.php</text:span></text:p>
          <text:list>
            <text:list-item>
              <text:p text:style-name="P18"><text:span text:style-name="T7">Tuottaa </text:span><text:span text:style-name="T8">valitun tuoteryhmän tuotteiden listan. Ylläpitäjälle näyttö tarjoaa linkin tuotetietojen muokkausnäyttöön, ja asiakkaalle linkin tuotteen</text:span><text:span text:style-name="T7"> </text:span><text:span text:style-name="T8">tilausnäyttöön, jos tällä on jokin lento valittuna.</text:span></text:p>
            </text:list-item>
          </text:list>
        </text:list-item>
        <text:list-item>
          <text:p text:style-name="P19"><text:span text:style-name="T8">TilausView.php</text:span></text:p>
          <text:list>
            <text:list-item>
              <text:p text:style-name="P19"><text:span text:style-name="T8">Tuottaa lomakkeen, jossa voi laatia uuden tilauksen, muokata vanhaa tilausta tai perua vanhan tilauksen.</text:span></text:p>
            </text:list-item>
          </text:list>
        </text:list-item>
        <text:list-item>
          <text:p text:style-name="P19"><text:span text:style-name="T8">LennotView.php</text:span></text:p>
          <text:list>
            <text:list-item>
              <text:p text:style-name="P19"><text:span text:style-name="T8">Tuottaa listan lennoista. Kunkin lennon kohdalla on linkki kyseisen lennon tilauslistaukseen. Ylläpitäjälle listaan luetellaan kaikki järjestelmään merkityt lennot, ja asiakkaalle vain ne, joissa asiakkaalla on paikkavaraus.</text:span></text:p>
            </text:list-item>
          </text:list>
        </text:list-item>
        <text:list-item>
          <text:p text:style-name="P19"><text:span text:style-name="T8">TilauksetView.php</text:span></text:p>
          <text:list>
            <text:list-item>
              <text:p text:style-name="P19"><text:span text:style-name="T8">Tuottaa listan </text:span><text:span text:style-name="T9">lennolle tehdyistä tilauksista hintoineen, paikkojen mukaan lueteltuna, sekä yhteissumman kunkin paikan tilausten hinnoista. Ylläpitäjä näkee kaikkien paikkojen tilaukset, ja asiakas näkee omansa. Asiakkaalle näytössä on linkit kunkin tilauksen muokkaamiseen ja uuden tilauksen laatimiseen.</text:span></text:p>
            </text:list-item>
          </text:list>
        </text:list-item>
        <text:list-item>
          <text:p text:style-name="P20"><text:span text:style-name="T9">TuoteMuokkausView.php</text:span></text:p>
          <text:list>
            <text:list-item>
              <text:p text:style-name="P20"><text:span text:style-name="T9">Tässä näytössä ylläpitäjä voi lisätä tietokantaan uuden tuotteen, muokata valittua tuotetta tai poistaa valitun tuotteen.</text:span></text:p>
            </text:list-item>
          </text:list>
        </text:list-item>
        <text:list-item>
          <text:p text:style-name="P17"><text:soft-page-break/><text:span text:style-name="T6">Etusivu, Kirjautuminen, Lentojen listaus...</text:span></text:p>
          <text:list>
            <text:list-item>
              <text:p text:style-name="P17"><text:span text:style-name="T6">Nämä ovat yllämainittujen View-luokkien tuottamat html-sivut.</text:span></text:p>
            </text:list-item>
          </text:list>
        </text:list-item>
      </text:list>
      <text:p text:style-name="P21"><text:span text:style-name="T6"/></text:p>
      <text:h text:style-name="P31" text:outline-level="1"><text:span text:style-name="T9">4. Asennustiedot</text:span></text:h>
      <text:p text:style-name="P22"><text:span text:style-name="T9">Järjestelmä on asennettu users.cs.helsinki.fi -palvelimelle ja se on käytettävissa osoitteessa </text:span><text:a xlink:type="simple" xlink:href="http://tsinnema.users.cs.helsinki.fi/tsoha/index.php"><text:span text:style-name="T9">http://tsinnema.users.cs.helsinki.fi/tsoha/index.php</text:span></text:a><text:span text:style-name="T9"> . Jos järjestelmä halutaan asentaa muualle, täytyy joitakin tietoja muuttaa. Alihakemistossa 'php' olevan Model.php -tiedoston CONN_STRING -vakio täytyy muuttaa vastaamaan haluttuja tietokanta-asetuksia. Controller.php -tiedoston KANTA_URL -vakio täytyy muuttaa vastaamaan haluttua web-osoitetta. </text:span><text:span text:style-name="T10">session.php -tiedoston komentojen parametrit täytyy myös asettaa asianmukaisiksi.</text:span></text:p>
      <text:p text:style-name="P22"><text:span text:style-name="T10"/></text:p>
      <text:h text:style-name="P29" text:outline-level="1"><text:span text:style-name="T10">5. Käyttöohje</text:span></text:h>
      <text:p text:style-name="P23"><text:span text:style-name="T10">Järjestelmä on käytettävissä osoitteessa </text:span><text:a xlink:type="simple" xlink:href="http://tsinnema.users.cs.helsinki.fi/tsoha/index.php"><text:span text:style-name="T10">http://tsinnema.users.cs.helsinki.fi/tsoha/index.php</text:span></text:a><text:span text:style-name="T10"> .</text:span></text:p>
      <text:p text:style-name="P23"><text:span text:style-name="T10">Käytettävissä on kolme käyttäjätunnusta:</text:span></text:p>
      <text:list xml:id="list525215851" text:style-name="L6">
        <text:list-item>
          <text:p text:style-name="P24"><text:span text:style-name="T10">Asiakas 'tturska', salasana 'tturska'</text:span></text:p>
        </text:list-item>
        <text:list-item>
          <text:p text:style-name="P24"><text:span text:style-name="T10">Asiakas 'aahven', salasana 'aahven'</text:span></text:p>
        </text:list-item>
        <text:list-item>
          <text:p text:style-name="P24"><text:span text:style-name="T10">Ylläpitäjä 'hhauki', salasana 'hhauki'</text:span></text:p>
        </text:list-item>
      </text:list>
      <text:p text:style-name="P23"><text:span text:style-name="T10"/></text:p>
      <text:h text:style-name="P29" text:outline-level="1"><text:span text:style-name="T10">6. Liitteet</text:span></text:h>
      <text:h text:style-name="P34" text:outline-level="2"><text:span text:style-name="T10">6.1. Tehtäväkuvaus</text:span></text:h>
      <text:h text:style-name="P34" text:outline-level="2"><text:span text:style-name="T10">Ostoskassi</text:span></text:h>
      <text:p text:style-name="Text_20_body"><text:span text:style-name="T11">IK98HL4</text:span> </text:p>
      <text:p text:style-name="Text_20_body">SiipiLomat Oy tarjoaa lentomatkustajille palvelua, jossa matkustajat voivat tilata tax free -ostoksia ennalta. Ostokset toimitetaan lentokoneeseen matkustajalle varatulle paikalle. Matkustaja voi tilata ostoksia sekä meno- että paluulennolle. Matkustaja voi saman käyttöliittymän kautta esittää myös erityistoiveita mm. lennolla tarjottavien aterioiden suhteen. Tax free -tuotteet jakautuvat muutamaan tuoteryhmään. Tuotteista näytetään asiakkaalle esittelymateriaalia. </text:p>
      <text:p text:style-name="Text_20_body">Järjestelmässä on myös syöttöosa, jolla tarjontatiedot saadaan syötettyä ja jolla niitä voidaan ylläpitää. </text:p>
      <text:p text:style-name="Text_20_body">Tiedot paikkavarauksista saadaan ulkopuoliselta paikanvarausjärjestelmältä (eli ne ovat valmiina tietokannassa) </text:p>
      <text:p text:style-name="Text_20_body">Toimintoja: <text:line-break/>a)  Tilauksen laatiminen <text:line-break/>b)  Tilauksen muuttaminen <text:line-break/>c)  Tilauksen peruutus <text:line-break/>d)  Lentokohtaiset tilausraportit toimitusta varten <text:line-break/>e)  Toimitusasiakirja ja lasku </text:p>
      <text:p text:style-name="P23"><text:span text:style-name="T10"/></text:p>
      <text:h text:style-name="P36" text:outline-level="2"><text:span text:style-name="T10">6.2. </text:span><text:span text:style-name="T12">Suunnitteludokumentin raakile</text:span></text:h>
      <text:h text:style-name="P35" text:outline-level="2"><text:span text:style-name="T12">6.2.1 Sidosryhmäkaavio</text:span></text:h>
      <text:h text:style-name="P35" text:outline-level="2"><draw:frame draw:style-name="fr2" draw:name="graphics2" text:anchor-type="paragraph" svg:width="6.9252in" svg:height="4.0957in" draw:z-index="1"><draw:image xlink:href="Pictures/200000020000027F0000017A97C9EDCD.eps" xlink:type="simple" xlink:show="embed" xlink:actuate="onLoad"/></draw:frame><text:span text:style-name="T12">6.2.2 Näyttöjen siirtymäkaavio</text:span></text:h>
      <text:p text:style-name="P25"><draw:frame draw:style-name="fr3" draw:name="graphics3" text:anchor-type="paragraph" svg:width="6.5882in" svg:height="3.8598in" draw:z-index="2"><draw:image xlink:href="Pictures/200000020000026D00000178CBAF89E0.eps" xlink:type="simple" xlink:show="embed" xlink:actuate="onLoad"/></draw:frame><text:span text:style-name="T12"/></text:p>
      <text:h text:style-name="P37" text:outline-level="2"><text:span text:style-name="T13">6.2.3. Tietokantakaavio</text:span></text:h>
      <text:p text:style-name="P26"><draw:frame draw:style-name="fr2" draw:name="graphics4" text:anchor-type="paragraph" svg:width="6.9252in" svg:height="3.8071in" draw:z-index="3"><draw:image xlink:href="Pictures/200000020000025A0000014B138E0729.eps" xlink:type="simple" xlink:show="embed" xlink:actuate="onLoad"/></draw:fram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3"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3"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4T15:35:13</meta:creation-date>
    <dc:date>2010-10-23T10:57:26</dc:date>
    <meta:editing-duration>PT07H44M13S</meta:editing-duration>
    <meta:editing-cycles>4</meta:editing-cycles>
    <meta:generator>OpenOffice.org/3.2$Linux OpenOffice.org_project/320m19$Build-9505</meta:generator>
    <dc:creator>Timo Sinnemäki</dc:creator>
    <meta:document-statistic meta:table-count="0" meta:image-count="4" meta:object-count="0" meta:page-count="8" meta:paragraph-count="88" meta:word-count="626" meta:character-count="5583"/>
    <meta:user-defined meta:name="Info 1"/>
    <meta:user-defined meta:name="Info 2"/>
    <meta:user-defined meta:name="Info 3"/>
    <meta:user-defined meta:name="Info 4"/>
  </office:meta>
</office:document-meta>
</file>